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SHEILA PRISCILA HUILLCAHUAMAN CURIZ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ILLCAHUAMAN CURIZA, SHEILA PRISCIL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4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2" office:value-type="string">
            <text:p text:style-name="P3">Cant.Cajas: <text:span text:style-name="T7">14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5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3:50 P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5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22:49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